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Inter" svg:font-family="Inter, 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000000" loext:opacity="100%" style:font-name="Inter" fo:font-size="9pt" fo:letter-spacing="normal" fo:font-style="normal" fo:font-weight="normal"/>
    </style:style>
    <style:style style:name="T1" style:family="text">
      <style:text-properties officeooo:rsid="00107b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trada e Saída de Dados<text:tab/><text:tab/><text:tab/><text:tab/><text:tab/><text:tab/><text:span text:style-name="T1">26/04/2023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Inter" svg:font-family="Inter, Arial, 'Helvetica Neue', Helvetica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26T15:58:54.155698009</meta:creation-date>
    <dc:date>2023-04-26T15:59:13.914749712</dc:date>
    <meta:editing-duration>PT20S</meta:editing-duration>
    <meta:editing-cycles>1</meta:editing-cycles>
    <meta:document-statistic meta:table-count="0" meta:image-count="0" meta:object-count="0" meta:page-count="1" meta:paragraph-count="1" meta:word-count="6" meta:character-count="40" meta:non-whitespace-character-count="30"/>
    <meta:generator>LibreOffice/7.3.7.2$Linux_X86_64 LibreOffice_project/30$Build-2</meta:generator>
  </office:meta>
</office:document-meta>
</file>